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heri" svg:font-family="Sheri"/>
    <style:font-face style:name="Sherif" svg:font-family="Sherif"/>
  </office:font-face-decls>
  <office:automatic-styles>
    <style:style style:name="P1" style:family="paragraph" style:parent-style-name="Standard">
      <style:text-properties fo:color="#ffb66c" loext:opacity="100%" style:font-name="Sheri" fo:font-size="16pt" officeooo:rsid="000c8a90" officeooo:paragraph-rsid="000c8a90" style:font-size-asian="16pt" style:font-size-complex="16pt"/>
    </style:style>
    <style:style style:name="P2" style:family="paragraph" style:parent-style-name="Standard">
      <style:text-properties style:font-name="Sheri" fo:font-size="16pt" officeooo:rsid="000c8a90" officeooo:paragraph-rsid="000c8a90" style:font-size-asian="16pt" style:font-size-complex="16pt"/>
    </style:style>
    <style:style style:name="P3" style:family="paragraph" style:parent-style-name="Standard">
      <style:text-properties style:font-name="Sheri" officeooo:rsid="00056b89" officeooo:paragraph-rsid="00056b89"/>
    </style:style>
    <style:style style:name="P4" style:family="paragraph" style:parent-style-name="Standard">
      <style:text-properties fo:font-variant="normal" fo:text-transform="none" fo:color="#ffffff" loext:opacity="100%" style:font-name="Sheri" fo:font-size="12pt" fo:letter-spacing="-0.026cm" fo:font-style="normal" fo:font-weight="normal" officeooo:rsid="00056b89" officeooo:paragraph-rsid="00056b89" style:font-size-asian="12pt" style:font-size-complex="12pt"/>
    </style:style>
    <style:style style:name="P5" style:family="paragraph" style:parent-style-name="Standard">
      <style:text-properties officeooo:paragraph-rsid="000aa0c5"/>
    </style:style>
    <style:style style:name="P6" style:family="paragraph" style:parent-style-name="Standard">
      <style:text-properties style:font-name="Sheri" officeooo:paragraph-rsid="000aa0c5"/>
    </style:style>
    <style:style style:name="P7" style:family="paragraph" style:parent-style-name="Standard">
      <style:text-properties fo:color="#ffffff" loext:opacity="100%" style:font-name="Sheri" officeooo:rsid="00056b89" officeooo:paragraph-rsid="00056b89"/>
    </style:style>
    <style:style style:name="P8" style:family="paragraph" style:parent-style-name="Standard">
      <style:text-properties fo:color="#ffffff" loext:opacity="100%" style:font-name="Sheri" fo:font-size="16pt" officeooo:rsid="00056b89" officeooo:paragraph-rsid="00056b89" style:font-size-asian="16pt" style:font-size-complex="16pt"/>
    </style:style>
    <style:style style:name="P9" style:family="paragraph" style:parent-style-name="Standard">
      <style:text-properties fo:color="#ffffff" loext:opacity="100%" style:font-name="Sheri" fo:font-size="12pt" officeooo:rsid="00056b89" officeooo:paragraph-rsid="00056b89" style:font-size-asian="12pt" style:font-size-complex="12pt"/>
    </style:style>
    <style:style style:name="P10" style:family="paragraph" style:parent-style-name="Standard">
      <style:text-properties fo:color="#ffffff" loext:opacity="100%" style:font-name="Sheri" fo:font-size="16pt" fo:font-weight="normal" officeooo:rsid="000e4122" officeooo:paragraph-rsid="000e4122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ffffff" loext:opacity="100%" style:font-name="Sheri" fo:font-size="12pt" officeooo:rsid="00056b89" officeooo:paragraph-rsid="000e4122" style:font-size-asian="12pt" style:font-size-complex="12pt"/>
    </style:style>
    <style:style style:name="P12" style:family="paragraph" style:parent-style-name="Standard">
      <style:text-properties fo:color="#ffaa95" loext:opacity="100%" style:font-name="Sheri" fo:font-size="16pt" officeooo:rsid="000c8a90" officeooo:paragraph-rsid="000c8a90" style:font-size-asian="16pt" style:font-size-complex="16pt"/>
    </style:style>
    <style:style style:name="P13" style:family="paragraph" style:parent-style-name="Standard">
      <style:text-properties style:font-name="Sheri" officeooo:rsid="00056b89" officeooo:paragraph-rsid="000e4122"/>
    </style:style>
    <style:style style:name="P14" style:family="paragraph" style:parent-style-name="Standard">
      <style:text-properties fo:font-variant="normal" fo:text-transform="none" fo:color="#ffffff" loext:opacity="100%" style:font-name="Sheri" fo:font-size="12pt" fo:letter-spacing="normal" fo:font-style="normal" fo:font-weight="normal" officeooo:rsid="00056b89" officeooo:paragraph-rsid="000e4122" style:font-size-asian="12pt" style:font-size-complex="12pt"/>
    </style:style>
    <style:style style:name="P15" style:family="paragraph" style:parent-style-name="Standard">
      <style:text-properties fo:font-variant="normal" fo:text-transform="none" fo:color="#ffffff" loext:opacity="100%" style:font-name="Sheri" fo:font-size="12pt" fo:letter-spacing="-0.026cm" fo:font-style="normal" fo:font-weight="normal" officeooo:rsid="00056b89" officeooo:paragraph-rsid="000aa0c5" style:font-size-asian="12pt" style:font-size-complex="12pt"/>
    </style:style>
    <style:style style:name="P16" style:family="paragraph" style:parent-style-name="Standard">
      <style:text-properties fo:color="#ffffff" loext:opacity="100%" style:font-name="Sheri" officeooo:rsid="00056b89" officeooo:paragraph-rsid="000aa0c5"/>
    </style:style>
    <style:style style:name="P17" style:family="paragraph" style:parent-style-name="Standard">
      <style:text-properties fo:color="#ffffff" loext:opacity="100%" style:font-name="Sheri" fo:font-size="16pt" officeooo:rsid="00056b89" officeooo:paragraph-rsid="000aa0c5" style:font-size-asian="16pt" style:font-size-complex="16pt"/>
    </style:style>
    <style:style style:name="P18" style:family="paragraph" style:parent-style-name="Standard">
      <style:text-properties fo:color="#ffffff" loext:opacity="100%" style:font-name="Sheri" fo:font-size="16pt" fo:font-weight="normal" officeooo:rsid="000e4122" officeooo:paragraph-rsid="000f9961" style:font-size-asian="16pt" style:font-weight-asian="normal" style:font-size-complex="16pt" style:font-weight-complex="normal"/>
    </style:style>
    <style:style style:name="P19" style:family="paragraph" style:parent-style-name="Standard">
      <style:text-properties officeooo:paragraph-rsid="000f9961"/>
    </style:style>
    <style:style style:name="P20" style:family="paragraph" style:parent-style-name="Standard">
      <style:text-properties fo:color="#b3cac7" loext:opacity="100%" style:font-name="Sheri" fo:font-size="16pt" officeooo:rsid="000c8a90" officeooo:paragraph-rsid="000c8a90" style:font-size-asian="16pt" style:font-size-complex="16pt"/>
    </style:style>
    <style:style style:name="P21" style:family="paragraph" style:parent-style-name="Standard">
      <style:text-properties style:font-name="Sheri" fo:font-size="16pt" officeooo:rsid="00056b89" officeooo:paragraph-rsid="000c8a90" style:font-size-asian="16pt" style:font-size-complex="16pt"/>
    </style:style>
    <style:style style:name="P22" style:family="paragraph" style:parent-style-name="Standard">
      <style:text-properties style:font-name="Sheri" officeooo:rsid="00056b89" officeooo:paragraph-rsid="000c8a90"/>
    </style:style>
    <style:style style:name="P23" style:family="paragraph" style:parent-style-name="Heading_20_1">
      <style:text-properties fo:font-variant="normal" fo:text-transform="none" fo:color="#b3cac7" loext:opacity="100%" style:font-name="Sherif" fo:font-size="16pt" fo:letter-spacing="-0.026cm" fo:font-style="normal" fo:font-weight="normal" officeooo:rsid="00056b89" officeooo:paragraph-rsid="000c8a90" style:font-size-asian="16pt" style:font-size-complex="16pt"/>
    </style:style>
    <style:style style:name="P24" style:family="paragraph" style:parent-style-name="Text_20_body">
      <style:text-properties fo:font-variant="normal" fo:text-transform="none" fo:color="#ffffff" loext:opacity="100%" style:font-name="Sheri" fo:font-size="12pt" fo:letter-spacing="-0.026cm" fo:font-style="normal" fo:font-weight="normal" officeooo:rsid="00056b89" officeooo:paragraph-rsid="000c8a90" style:font-size-asian="12pt" style:font-size-complex="12pt"/>
    </style:style>
    <style:style style:name="P25" style:family="paragraph" style:parent-style-name="Standard">
      <style:text-properties officeooo:paragraph-rsid="000c8a90"/>
    </style:style>
    <style:style style:name="P26" style:family="paragraph" style:parent-style-name="Standard">
      <style:text-properties style:font-name="Sheri" officeooo:paragraph-rsid="000c8a90"/>
    </style:style>
    <style:style style:name="P27" style:family="paragraph" style:parent-style-name="Standard">
      <style:text-properties fo:color="#ffffff" loext:opacity="100%" style:font-name="Sheri" officeooo:rsid="00056b89" officeooo:paragraph-rsid="000c8a90"/>
    </style:style>
    <style:style style:name="P28" style:family="paragraph" style:parent-style-name="Standard">
      <style:text-properties fo:color="#ffffff" loext:opacity="100%" style:font-name="Sheri" fo:font-size="16pt" officeooo:rsid="00056b89" officeooo:paragraph-rsid="000c8a90" style:font-size-asian="16pt" style:font-size-complex="16pt"/>
    </style:style>
    <style:style style:name="P29" style:family="paragraph" style:parent-style-name="Standard">
      <style:text-properties fo:color="#ffffff" loext:opacity="100%" style:font-name="Sheri" fo:font-weight="bold" officeooo:rsid="000e4122" officeooo:paragraph-rsid="000e4122" style:font-weight-asian="bold" style:font-weight-complex="bold"/>
    </style:style>
    <style:style style:name="P30" style:family="paragraph" style:parent-style-name="Standard">
      <style:text-properties style:font-name="Sherif" fo:font-weight="bold" officeooo:paragraph-rsid="000c8a90" style:font-weight-asian="bold" style:font-weight-complex="bold"/>
    </style:style>
    <style:style style:name="P31" style:family="paragraph" style:parent-style-name="Standard">
      <style:text-properties fo:color="#ffffff" loext:opacity="100%" style:font-name="Sherif" fo:font-size="12pt" fo:font-weight="normal" officeooo:rsid="000c8a90" officeooo:paragraph-rsid="000aa0c5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ffffff" loext:opacity="100%" style:font-name="Sheri" fo:font-size="12pt" fo:font-weight="normal" officeooo:rsid="000f9961" officeooo:paragraph-rsid="000f9961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ffffff" loext:opacity="100%" style:font-name="Sheri" fo:font-size="16pt" fo:letter-spacing="-0.026cm" fo:font-style="normal" fo:font-weight="normal" officeooo:rsid="0006ced1" style:font-size-asian="16pt" style:font-size-complex="16pt"/>
    </style:style>
    <style:style style:name="T3" style:family="text">
      <style:text-properties fo:font-variant="normal" fo:text-transform="none" fo:color="#ffffff" loext:opacity="100%" style:font-name="Sheri" fo:font-size="16pt" fo:letter-spacing="-0.026cm" fo:font-style="normal" fo:font-weight="normal" officeooo:rsid="00056b89" style:font-size-asian="16pt" style:font-size-complex="16pt"/>
    </style:style>
    <style:style style:name="T4" style:family="text">
      <style:text-properties fo:font-variant="normal" fo:text-transform="none" fo:color="#ffffff" loext:opacity="100%" style:font-name="Sheri" fo:font-size="12pt" fo:letter-spacing="-0.026cm" fo:font-style="normal" fo:font-weight="normal" officeooo:rsid="00056b89" style:font-size-asian="12pt" style:font-size-complex="12pt"/>
    </style:style>
    <style:style style:name="T5" style:family="text">
      <style:text-properties style:font-name="Sheri"/>
    </style:style>
    <style:style style:name="T6" style:family="text">
      <style:text-properties fo:color="#ffffff" loext:opacity="100%" fo:font-size="16pt" officeooo:rsid="0006ced1" style:font-size-asian="16pt" style:font-size-complex="16pt"/>
    </style:style>
    <style:style style:name="T7" style:family="text">
      <style:text-properties fo:color="#ffffff" loext:opacity="100%" fo:font-size="16pt" officeooo:rsid="00056b89" style:font-size-asian="16pt" style:font-size-complex="16pt"/>
    </style:style>
    <style:style style:name="T8" style:family="text">
      <style:text-properties fo:font-variant="normal" fo:text-transform="none" fo:color="#ffffff" loext:opacity="100%" fo:font-size="11pt" fo:letter-spacing="normal" fo:font-style="normal" fo:font-weight="normal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006ced1"/>
    </style:style>
    <style:style style:name="T11" style:family="text">
      <style:text-properties officeooo:rsid="0008985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ced1" style:font-weight-asian="bold" style:font-weight-complex="bold"/>
    </style:style>
    <style:style style:name="T14" style:family="text">
      <style:text-properties fo:font-weight="bold" officeooo:rsid="0009cf64" style:font-weight-asian="bold" style:font-weight-complex="bold"/>
    </style:style>
    <style:style style:name="T15" style:family="text">
      <style:text-properties officeooo:rsid="000e4122"/>
    </style:style>
    <style:style style:name="T16" style:family="text">
      <style:text-properties fo:color="#ffffff" loext:opacity="100%" officeooo:rsid="00056b89"/>
    </style:style>
    <style:style style:name="T17" style:family="text">
      <style:text-properties fo:font-variant="normal" fo:text-transform="none" fo:color="#ffffff" loext:opacity="100%" style:font-name="Sherif" fo:font-size="11pt" fo:letter-spacing="normal" fo:font-style="normal" fo:font-weight="normal" officeooo:rsid="000aa0c5" style:font-size-asian="11pt" style:font-size-complex="11pt"/>
    </style:style>
    <style:style style:name="T18" style:family="text">
      <style:text-properties style:font-name="Sherif"/>
    </style:style>
    <style:style style:name="T19" style:family="text">
      <style:text-properties fo:font-weight="bold" officeooo:rsid="000aa0c5" style:font-weight-asian="bold" style:font-weight-complex="bold"/>
    </style:style>
    <style:style style:name="T20" style:family="text">
      <style:text-properties fo:color="#ffffff" loext:opacity="100%" style:font-name="Sherif" fo:font-size="12pt" fo:font-weight="bold" officeooo:rsid="0006ced1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Sherif" fo:font-size="12pt" fo:font-weight="bold" officeooo:rsid="00056b89" style:font-size-asian="12pt" style:font-weight-asian="bold" style:font-size-complex="12pt" style:font-weight-complex="bold"/>
    </style:style>
    <style:style style:name="T22" style:family="text">
      <style:text-properties fo:color="#ffffff" loext:opacity="100%" style:font-name="Sherif" fo:font-size="12pt" fo:font-weight="bold" officeooo:rsid="000aa0c5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ffffff" loext:opacity="100%" style:font-name="Sh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4" style:family="text">
      <style:text-properties fo:color="#ffffff" loext:opacity="100%" style:font-name="Sherif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style:font-name="Sherif" fo:font-size="12pt" fo:font-weight="bold" officeooo:rsid="000c8a90" style:font-size-asian="12pt" style:font-weight-asian="bold" style:font-size-complex="12pt" style:font-weight-complex="bold"/>
    </style:style>
    <style:style style:name="T26" style:family="text">
      <style:text-properties style:font-name="Sherif" fo:font-size="12pt" officeooo:rsid="000f9961" style:font-size-asian="12pt" style:font-size-complex="12pt"/>
    </style:style>
    <style:style style:name="T27" style:family="text">
      <style:text-properties style:font-name="Sherif" fo:font-size="12pt" officeooo:rsid="000c8a90" style:font-size-asian="12pt" style:font-size-complex="12pt"/>
    </style:style>
    <style:style style:name="T28" style:family="text">
      <style:text-properties style:font-name="Sherif" fo:font-size="12pt" fo:font-weight="bold" officeooo:rsid="000c8a90" style:font-size-asian="12pt" style:font-weight-asian="bold" style:font-size-complex="12pt" style:font-weight-complex="bold"/>
    </style:style>
    <style:style style:name="T29" style:family="text">
      <style:text-properties officeooo:rsid="00056b89"/>
    </style:style>
    <style:style style:name="T30" style:family="text">
      <style:text-properties officeooo:rsid="000f9961"/>
    </style:style>
    <style:style style:name="T31" style:family="text">
      <style:text-properties officeooo:rsid="00106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RA Noticia</text:p>
      <text:p text:style-name="P2"/>
      <text:p text:style-name="P3"><text:span text:style-name="T1">Título de la noticia:</text:span> </text:p>
      <text:p text:style-name="P4">Olga Viza (67 años), sobre la situación de los médicos: “Las guardias de 24 horas son una medida de los años 70, es una negligencia"</text:p>
      <text:p text:style-name="P4"/>
      <text:p text:style-name="P5"><text:span text:style-name="T2">P</text:span><text:span text:style-name="T3">ublicacion:</text:span><text:span text:style-name="T4"> </text:span></text:p>
      <text:p text:style-name="P5"><text:span text:style-name="Strong_20_Emphasis"><text:span text:style-name="T5">10 de diciembre de 2025</text:span></text:span><text:span text:style-name="T5">.</text:span></text:p>
      <text:p text:style-name="P6"><text:s/></text:p>
      <text:p text:style-name="P6"><text:span text:style-name="T6">P</text:span><text:span text:style-name="T7">roveniencia: </text:span></text:p>
      <text:p text:style-name="P6"><text:span text:style-name="T8">Olga Viza en 'Días de tele' / RTVE</text:span><text:span text:style-name="T9"> </text:span></text:p>
      <text:p text:style-name="P7"/>
      <text:p text:style-name="P8"><text:span text:style-name="T10">A</text:span>rticulo que c<text:span text:style-name="T11">o</text:span>nsidero vulnerado:</text:p>
      <text:p text:style-name="P7"><text:span text:style-name="T12">24</text:span> </text:p>
      <text:p text:style-name="P7"/>
      <text:p text:style-name="P8"><text:span text:style-name="T10">D</text:span>e que trata:</text:p>
      <text:p text:style-name="P9"><text:span text:style-name="T13">T</text:span><text:span text:style-name="T12">rata </text:span><text:span text:style-name="T13">acerca</text:span><text:span text:style-name="T12"> de como médicos </text:span><text:span text:style-name="T14">s</text:span><text:span text:style-name="T12">e ven obligados a trabajar jornadas de 24 horas de manera obligatoria.</text:span> </text:p>
      <text:p text:style-name="P7"/>
      <text:p text:style-name="P10">Vulneración:</text:p>
      <text:p text:style-name="P11"><text:span text:style-name="T15">Esta situación afecta</text:span> d<text:span text:style-name="T15">i</text:span>rectamente al derecho <text:span text:style-name="T12">24</text:span>, ya qu<text:span text:style-name="T11">e</text:span> <text:span text:style-name="T11">se vulnera tanto el derecho al descanso del individuo además de esta no ser una limitación razonable de las horas de trabajo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NDA Noticia</text:p>
      <text:p text:style-name="P2"/>
      <text:p text:style-name="P13"><text:span text:style-name="T1">Título de la noticia:</text:span> </text:p>
      <text:p text:style-name="P14">Minorías cristianas perseguidas en el mundo: discriminación, violencia y falta de justicia</text:p>
      <text:p text:style-name="P15"/>
      <text:p text:style-name="P5"><text:span text:style-name="T2">P</text:span><text:span text:style-name="T3">ublicacion:</text:span></text:p>
      <text:p text:style-name="P5"><text:span text:style-name="Strong_20_Emphasis"><text:span text:style-name="T5">4 de noviembre de 2025</text:span></text:span><text:span text:style-name="T5">.</text:span></text:p>
      <text:p text:style-name="P6"/>
      <text:p text:style-name="P6"><text:span text:style-name="T6">P</text:span><text:span text:style-name="T7">roveniencia:</text:span><text:span text:style-name="T16"> </text:span></text:p>
      <text:p text:style-name="P5"><text:span text:style-name="T17">En un blog de la versión española de </text:span><text:span text:style-name="T18">Amnistía Internacional , es.amnesty.org</text:span> </text:p>
      <text:p text:style-name="P16"/>
      <text:p text:style-name="P17"><text:span text:style-name="T10">A</text:span>rticulo que c<text:span text:style-name="T11">o</text:span>nsidero vulnerado:</text:p>
      <text:p text:style-name="P16"><text:span text:style-name="T19">18</text:span> </text:p>
      <text:p text:style-name="P16"/>
      <text:p text:style-name="P17"><text:span text:style-name="T10">D</text:span>e que trata:</text:p>
      <text:p text:style-name="P5"><text:span text:style-name="T20">T</text:span><text:span text:style-name="T21">rata </text:span><text:span text:style-name="T20">acerca</text:span><text:span text:style-name="T21"> de como </text:span><text:span text:style-name="T22">en multiples paises, mencionando a </text:span><text:span text:style-name="Strong_20_Emphasis"><text:span text:style-name="T23">Irán, India, Argelia, China,</text:span></text:span><text:span text:style-name="T24"> </text:span><text:span text:style-name="Strong_20_Emphasis"><text:span text:style-name="T23">Egipto</text:span></text:span><text:span text:style-name="T24"> </text:span><text:span text:style-name="T22">y Pakistán, </text:span><text:span text:style-name="T25">mencionandose principalmente la situación del último, en la que estos son perseguidos y acusados, llegando en algunos casos en el pasado a la muerte.</text:span></text:p>
      <text:p text:style-name="P18"/>
      <text:p text:style-name="P18">Vulneración:</text:p>
      <text:p text:style-name="P19"><text:span text:style-name="T26">E</text:span><text:span text:style-name="T27">sta situación va directamente en contra del artículo </text:span><text:span text:style-name="T28">18</text:span><text:span text:style-name="T27"> debido a que las personas están siend</text:span><text:span text:style-name="T26">o</text:span><text:span text:style-name="T27"> castigadas </text:span><text:span text:style-name="T26">de forma directa</text:span><text:span text:style-name="T27"> por sus creencias religiosa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RA Noticia</text:p>
      <text:p text:style-name="P21"/>
      <text:p text:style-name="P22"><text:span text:style-name="T1">Título de la noticia:</text:span> </text:p>
      <text:h text:style-name="P23" text:outline-level="1">Liberadas 14 mujeres que trabajaban en condiciones de esclavitud en la localidad sevillana de Marchena</text:h>
      <text:p text:style-name="P24"/>
      <text:p text:style-name="P25"><text:span text:style-name="T2">P</text:span><text:span text:style-name="T3">ublicacion:</text:span></text:p>
      <text:p text:style-name="P26"><text:span text:style-name="Strong_20_Emphasis">1 de diciembre de 2025</text:span> </text:p>
      <text:p text:style-name="P26"/>
      <text:p text:style-name="P26"><text:span text:style-name="T6">P</text:span><text:span text:style-name="T7">roveniencia:</text:span><text:span text:style-name="T16"> </text:span></text:p>
      <text:p text:style-name="P25"><text:span text:style-name="T18">EL PAÍS</text:span></text:p>
      <text:p text:style-name="P27"/>
      <text:p text:style-name="P28"><text:span text:style-name="T10">A</text:span>rticulo que c<text:span text:style-name="T11">o</text:span>nsidero vulnerado:</text:p>
      <text:p text:style-name="P29">4</text:p>
      <text:p text:style-name="P27"/>
      <text:p text:style-name="P28"><text:span text:style-name="T10">D</text:span>e que trata:</text:p>
      <text:p text:style-name="P30"><text:span text:style-name="T10">T</text:span><text:span text:style-name="T29">rata </text:span><text:span text:style-name="T10">acerca</text:span><text:span text:style-name="T29"> de </text:span><text:span text:style-name="T30">como</text:span><text:span text:style-name="T29"> </text:span><text:span text:style-name="T30">la guardia civil deshizo una red explotación laboral en sevilla en la que habían 14 mujeres esclavizadas, trabajando sin papeles en la recojida de aceitunas <text:s/>y explicando de manera resumina como funciona normalmente el reclutamiento de estas personas </text:span></text:p>
      <text:p text:style-name="P31"/>
      <text:p text:style-name="P18">Vulneración:</text:p>
      <text:p text:style-name="P32">En este caso, esta claro que hay una vulneración al articulo 4, ya que las personas de las que se habla en este caso <text:span text:style-name="T31">estaban siendo sometidas a unas condiciones que claramente puede ser observadas como esclavitud además de que, aunque no fuera mencionado en el resumen, dos de ellas fueron maltratadas físicamente y abusadas sexualmente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heri" svg:font-family="Sheri"/>
    <style:font-face style:name="Sherif" svg:font-family="Sh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8:06:00.866695700</meta:creation-date>
    <dc:date>2025-12-17T16:40:19.704664000</dc:date>
    <meta:editing-duration>PT10M11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40" meta:word-count="350" meta:character-count="2169" meta:non-whitespace-character-count="1842"/>
  </office:meta>
</office:document-meta>
</file>